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2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3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4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5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6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7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8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9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0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1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Requirement</text:p>
          </table:table-cell>
          <table:table-cell office:value-type="string">
            <text:p>Description</text:p>
          </table:table-cell>
          <table:table-cell office:value-type="string">
            <text:p>Location</text:p>
          </table:table-cell>
          <table:table-cell table:style-name="ce1" office:value-type="string">
            <text:p>Statu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ceive data from HDI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 data from HDI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SDI_listener-1-stdout.log not desired name</text:p>
          </table:table-cell>
        </table:table-row>
        <table:table-row table:style-name="ro1">
          <table:table-cell office:value-type="string">
            <text:p>2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value shows errors in log</text:p>
          </table:table-cell>
        </table:table-row>
        <table:table-row table:style-name="ro1">
          <table:table-cell office:value-type="string">
            <text:p>2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I send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SDI_talker-2-stdout.log not desired name</text:p>
          </table:table-cell>
        </table:table-row>
        <table:table-row table:style-name="ro1">
          <table:table-cell office:value-type="string">
            <text:p>3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3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3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g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4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2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3" office:value-type="string">
            <text:p>COMPLET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pdate state of vehicl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 office:value-type="string">
            <text:p>only sent when changed from 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g sim update cmds</text:p>
          </table:table-cell>
          <table:table-cell office:value-type="string">
            <text:p>SDI_cmd</text:p>
          </table:table-cell>
          <table:table-cell table:style-name="ce4" office:value-type="string">
            <text:p>PARTIAL</text:p>
          </table:table-cell>
          <table:table-cell/>
        </table:table-row>
        <table:table-row table:style-name="ro1">
          <table:table-cell office:value-type="string">
            <text:p>6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5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6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7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8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6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9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0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t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7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 office:value-type="string">
            <text:p>set up subscriber</text:p>
          </table:table-cell>
        </table:table-row>
        <table:table-row table:style-name="ro1">
          <table:table-cell office:value-type="string">
            <text:p>7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7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retrieves key state and uses that to determine key value</text:p>
          </table:table-cell>
        </table:table-row>
        <table:table-row table:style-name="ro1">
          <table:table-cell office:value-type="string">
            <text:p>7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1" office:value-type="string">
            <text:p>PARTIAL</text:p>
          </table:table-cell>
          <table:table-cell office:value-type="string">
            <text:p>subscribe to /ground_truth_odom and extract linear and angular velo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g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8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8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logging implemented, but not tested</text:p>
          </table:table-cell>
        </table:table-row>
        <table:table-row table:style-name="ro1">
          <table:table-cell office:value-type="string">
            <text:p>8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determined by key value, both key and vibration logged, not well formatted, value doesn't show up</text:p>
          </table:table-cell>
        </table:table-row>
        <table:table-row table:style-name="ro1">
          <table:table-cell office:value-type="string">
            <text:p>8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vironment can be specified by sdf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a</text:p>
          </table:table-cell>
          <table:table-cell office:value-type="string">
            <text:p>1+ terrain element location, orientation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b</text:p>
          </table:table-cell>
          <table:table-cell office:value-type="string">
            <text:p>location, orientation, mass of all obstacles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c</text:p>
          </table:table-cell>
          <table:table-cell office:value-type="string">
            <text:p>material must have frictional value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hicle can be specified by sdf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0a</text:p>
          </table:table-cell>
          <table:table-cell office:value-type="string">
            <text:p>1+ wheel with material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0b</text:p>
          </table:table-cell>
          <table:table-cell office:value-type="string">
            <text:p>Mass = sum of components</text:p>
          </table:table-cell>
          <table:table-cell/>
          <table:table-cell table:style-name="ce1"/>
          <table:table-cell/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nerate environment w/o user config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low user config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a</text:p>
          </table:table-cell>
          <table:table-cell office:value-type="string">
            <text:p>path length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b</text:p>
          </table:table-cell>
          <table:table-cell office:value-type="string">
            <text:p>terrain composition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c</text:p>
          </table:table-cell>
          <table:table-cell office:value-type="string">
            <text:p>Continuous / non-continuous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utput sdf conforms to requirement 9</text:p>
          </table:table-cell>
          <table:table-cell/>
          <table:table-cell table:style-name="ce1"/>
          <table:table-cell/>
        </table:table-row>
        <table:table-row table:style-name="ro2" table:number-rows-repeated="40">
          <table:table-cell table:number-columns-repeated="3"/>
          <table:table-cell table:style-name="ce1"/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heet1.D41:Sheet1.D100 Sheet1.D22:Sheet1.D28 Sheet1.D1:Sheet1.D19 Sheet1.D36:Sheet1.D39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0:Sheet1.D3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1:Sheet1.D31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2:Sheet1.D32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4:Sheet1.D34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3:Sheet1.D33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5:Sheet1.D35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9:Sheet1.D29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0:Sheet1.D2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1:Sheet1.D21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40:Sheet1.D4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LETE" style:family="table-cell" style:parent-style-name="Default">
      <style:table-cell-properties fo:background-color="#00ff00"/>
    </style:style>
    <style:style style:name="PARTIAL" style:family="table-cell" style:parent-style-name="Default">
      <style:table-cell-properties fo:background-color="#e6ff00"/>
    </style:style>
    <style:style style:name="NOT_20_STARTED" style:display-name="NOT START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0:51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20:53:40</meta:creation-date>
    <dc:date>2014-03-31T12:48:25</dc:date>
    <meta:editing-duration>PT1H4M20S</meta:editing-duration>
    <meta:editing-cycles>7</meta:editing-cycles>
    <meta:generator>LibreOffice/4.0.2.2$Linux_X86_64 LibreOffice_project/400m0$Build-2</meta:generator>
    <meta:document-statistic meta:table-count="1" meta:cell-count="219" meta:object-count="0"/>
  </office:meta>
</office:document-meta>
</file>